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D0000016880FDE847290EC5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3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Comic Sans MS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omic Sans MS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Comic Sans M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771cm" svg:height="2.666cm" svg:x="1.762cm" svg:y="1.256cm" svg:viewBox="0 0 10772 2667" svg:d="M543 203c210-71 382 100 600 27 149-50 305-77 464-82 145-4 290-36 436-41 167-5 338-19 505 0 148 17 291-18 436-13 164 7 330 18 491 54 141 31 302 90 436 28 144-66 289-70 437-69 156 1 308 21 464 14 166-8 337 16 504 0 146-14 290-18 437-27 149-9 301-11 450-27 153-16 310-23 463 0 140 22 282 12 423 13 176 2 354 0 532 0 141 0 283-5 423 0 152 6 293-65 450-27 154 38 319 33 477 14 172-21 333-13 505 0 203 16 397-148 573-14 122 93 271 146 422 150 179 4 304 189 301 368-2 146-28 288-69 423-44 143-16 291-27 436-10 149-14 317-109 437-117 148-280 264-477 314-153 39-299 51-450 81-170 34-327 104-491 150-152 43-305 80-464 96-151 15-298 71-450 82-196 15-392 42-587 41-141-1-285-31-422 0-158 36-325 52-478 13-154-39-296-14-450-68-170-59-339-115-518-136-149-18-302-23-450 0-154 24-309 20-464 27-141 6-283-21-423-41-141-19-290-58-422-14-169 57-316 50-478 69-145 17-290-6-436-14s-292 37-437 41c-164 5-328-4-491-14-137-9-274-20-409-41-166-25-337-40-504-27-167 14-331-20-491-55-169-37-337-88-491-163-174-85-246-285-273-464-22-144-6-291 0-436 6-138 26-273 41-409 16-147 49-291 109-423l136-109 123-69z">
          <text:p/>
        </draw:path>
        <draw:frame draw:style-name="gr2" draw:text-style-name="P3" draw:layer="layout" svg:width="12.8cm" svg:height="2.612cm" svg:x="1cm" svg:y="1.25cm">
          <draw:text-box>
            <text:p text:style-name="P2"><text:span text:style-name="T1">Η #1 ΔΙΚΑΙΟΛΟΓΙΑ ΤΩΝ ΠΡΟΓΡΑΜΜΑΤΙΣΤΩΝ ΓΙΑ ΝΑ ΧΑΛΑΡΩΝΟΥΝ ΕΛΕΥΘΕΡΑ:</text:span></text:p>
            <text:p text:style-name="P2"><text:span text:style-name="T1">“</text:span><text:span text:style-name="T1">Ο ΚΩΔΙΚΑΣ ΜΟΥ ΚΑΝΕΙ UNIT TESTING”</text:span></text:p>
          </draw:text-box>
        </draw:frame>
        <draw:path draw:style-name="gr1" draw:text-style-name="P1" draw:layer="layout" svg:width="4.253cm" svg:height="1.335cm" svg:x="1.896cm" svg:y="4.048cm" svg:viewBox="0 0 4254 1336" svg:d="M204 220c132-101 303-151 464-136 147 12 293 9 436-14 154-25 308-47 464-54 153-8 308 12 464 14 150 1 306-57 450-14 142 41 274 48 409 82 139 34 281 92 436 68 139-23 287-35 423 0 148 38 297 74 423 177 142 115 59 275 41 409-24 178-186 293-314 396-133 107-314 117-477 136-141 15-281-30-423-27-159 3-309 50-464 68-153 16-310 18-463-13-162-33-328 38-491 0-144-34-292 0-437-41-146-42-276-124-368-260-87-130-282-85-423-122-150-40-341-153-341-341l-13-14z">
          <text:p/>
        </draw:path>
        <draw:frame draw:style-name="gr3" draw:text-style-name="P5" draw:layer="layout" svg:width="5cm" svg:height="1.712cm" svg:x="1.5cm" svg:y="4.038cm">
          <draw:text-box>
            <text:p text:style-name="P4"><text:span text:style-name="T2">ΕΪ! ΓΥΡΙΣΤΕ ΠΙΣΩ ΣΤΗΝ ΔΟΥΛΕΙΑ!</text:span></text:p>
          </draw:text-box>
        </draw:frame>
        <draw:path draw:style-name="gr1" draw:text-style-name="P1" draw:layer="layout" svg:width="2.727cm" svg:height="0.669cm" svg:x="5.142cm" svg:y="6.19cm" svg:viewBox="0 0 2728 670" svg:d="M150 111c140-73 308-82 463-28 159 55 305-94 464-82 155 10 308 19 464 28 153 8 295 55 450 41 140-14 290 36 423-14 172-65 324 102 313 245-14 170-178 312-368 314-154 1-309 11-450-41-156-58-309 5-464 0-139-6-271 63-409 55-150-9-285 46-436 41-145-6-266-86-410-68l-136-82-54-14z">
          <text:p/>
        </draw:path>
        <draw:frame draw:style-name="gr4" draw:text-style-name="P5" draw:layer="layout" svg:width="3.5cm" svg:height="0.738cm" svg:x="4.75cm" svg:y="6.176cm">
          <draw:text-box>
            <text:p text:style-name="P4"><text:span text:style-name="T2">UNIT TESTING!</text:span></text:p>
          </draw:text-box>
        </draw:frame>
        <draw:path draw:style-name="gr1" draw:text-style-name="P1" draw:layer="layout" svg:width="4.061cm" svg:height="0.74cm" svg:x="1.937cm" svg:y="8.138cm" svg:viewBox="0 0 4062 741" svg:d="M73 140c164-28 331-3 496-14 188-13 379-9 569 14 149 18 302 10 453 0 156-9 314-27 468 0 161 29 299-75 452-82s300-76 453-54c163 23 319-5 482 0 165 6 317 63 468 122 195 77 191 313 29 410-161 97-347 110-526 122-155 11-311 23-468 28-164 6-319-33-482 0-143 30-293 13-438 0-156-13-313 13-467 41-163 30-338 9-496-41-156-49-324-34-482-55-167-22-331 44-497 0l-87-14z">
          <text:p/>
        </draw:path>
        <draw:frame draw:style-name="gr5" draw:text-style-name="P5" draw:layer="layout" svg:width="4.75cm" svg:height="0.738cm" svg:x="1.473cm" svg:y="8.14cm">
          <draw:text-box>
            <text:p text:style-name="P4"><text:span text:style-name="T2">Α. ΣΥΝΕΧΙΣΤΕ ΤΟΤΕ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9D0000016880FDE847290EC58E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0:10:50.866129465</meta:creation-date>
    <dc:date>2023-05-07T20:36:46.063436803</dc:date>
    <meta:editing-duration>PT4M9S</meta:editing-duration>
    <meta:editing-cycles>1</meta:editing-cycles>
    <meta:document-statistic meta:object-count="8"/>
    <meta:generator>LibreOffice/7.3.7.2$Linux_X86_64 LibreOffice_project/30$Build-2</meta:generator>
  </office:meta>
</office:document-meta>
</file>